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5.96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ailMessag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TEMPLATE_TYPE</text:p>
          </table:table-cell>
          <table:table-cell office:value-type="string">
            <text:p>MESSAGE_TITLE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userRegistration</text:p>
          </table:table-cell>
          <table:table-cell office:value-type="string">
            <text:p>Registration User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successfullyReg</text:p>
          </table:table-cell>
          <table:table-cell office:value-type="string">
            <text:p>You have successfully registered yourself on GDFNow.org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setPassword</text:p>
          </table:table-cell>
          <table:table-cell office:value-type="string">
            <text:p>Kindly set you Account Password by following the link below</text:p>
          </table:table-cell>
        </table:table-row>
        <table:table-row table:style-name="ro1">
          <table:table-cell office:value-type="string">
            <text:p>USER_REGISTER</text:p>
          </table:table-cell>
          <table:table-cell office:value-type="string">
            <text:p>createAccess</text:p>
          </table:table-cell>
          <table:table-cell office:value-type="string">
            <text:p>Create Access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accessConfirmed</text:p>
          </table:table-cell>
          <table:table-cell office:value-type="string">
            <text:p>Access Confirmed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thankYou</text:p>
          </table:table-cell>
          <table:table-cell office:value-type="string">
            <text:p>Congratulations on setting your access details. Your registration is now complete!! 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welcome</text:p>
          </table:table-cell>
          <table:table-cell office:value-type="string">
            <text:p>Welcome to GdfNow.org</text:p>
          </table:table-cell>
        </table:table-row>
        <table:table-row table:style-name="ro1">
          <table:table-cell office:value-type="string">
            <text:p>ACCESS_CONFIRM</text:p>
          </table:table-cell>
          <table:table-cell office:value-type="string">
            <text:p>home</text:p>
          </table:table-cell>
          <table:table-cell office:value-type="string">
            <text:p>Hom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5">05/11/2021</text:date>, <text:time>19:0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19:00:49</meta:creation-date>
    <meta:generator>OpenOffice/4.1.7$Unix OpenOffice.org_project/417m1$Build-9800</meta:generator>
    <dc:date>2021-11-05T19:02:29</dc:date>
    <dc:creator>Satinder Singh</dc:creator>
    <meta:editing-duration>PT1M42S</meta:editing-duration>
    <meta:editing-cycles>1</meta:editing-cycles>
    <meta:document-statistic meta:table-count="3" meta:cell-count="27" meta:object-count="0"/>
  </office:meta>
</office:document-meta>
</file>